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Number 1</text:p>
          </table:table-cell>
          <table:table-cell table:style-name="ce1" office:value-type="string" calcext:value-type="string">
            <text:p>Part Number 2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 1</text:p>
          </table:table-cell>
          <table:table-cell table:style-name="ce1" office:value-type="string" calcext:value-type="string">
            <text:p>Manufacturer 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L-S192UGC-1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; SMD; 0603; green-yellow; 20÷40mcd; 1,6x0,8x0,6mm; 130°; 20mA</text:p>
          </table:table-cell>
          <table:table-cell office:value-type="string" calcext:value-type="string">
            <text:p>Luckylight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DS1021-1*4SF11-B</text:p>
          </table:table-cell>
          <table:table-cell office:value-type="string" calcext:value-type="string">
            <text:p>77311-101-04LF</text:p>
          </table:table-cell>
          <table:table-cell/>
          <table:table-cell office:value-type="string" calcext:value-type="string">
            <text:p>Pin strip: pin; male; PIN: 4; straight; 2.54mm; THT; gold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Amphen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, R6, R7, R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603SAF0000T5E</text:p>
          </table:table-cell>
          <table:table-cell office:value-type="string" calcext:value-type="string">
            <text:p>CRCW06030000Z0TABC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: thick film; SMD; 0603; 0Ω; 0,1W; ±1%; -55÷155°C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Vish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, C2, 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 / 10V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0603X105K100CT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: ceramic; MLCC; SMD; 0603; 100nF; 10V; X5R; ±10%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Wals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SAF1002T5E</text:p>
          </table:table-cell>
          <table:table-cell office:value-type="string" calcext:value-type="string">
            <text:p>RC0603FR-1310KL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: thick film; SMD; 0603; 10kΩ; 0,1W; ±1%; -55÷155°C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Yage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0603SAF3300T5E</text:p>
          </table:table-cell>
          <table:table-cell office:value-type="string" calcext:value-type="string">
            <text:p>1-2176339-9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: thick film; SMD; 0603; 330Ω; 0,1W; ±1%; -55÷155°C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TE Connec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PS3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GA-8</text:p>
          </table:table-cell>
          <table:table-cell office:value-type="string" calcext:value-type="string">
            <text:p>IC: Atmospheric pressure sensor; I2C; LGA-8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T40-AD1B-R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FN-4</text:p>
          </table:table-cell>
          <table:table-cell office:value-type="string" calcext:value-type="string">
            <text:p>IC: sensor; temperature and humidity; 0÷100%RH; -40÷125°C; DFN4</text:p>
          </table:table-cell>
          <table:table-cell office:value-type="string" calcext:value-type="string">
            <text:p>Sensirion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2T10:45:16.874167572</meta:creation-date>
    <dc:date>2023-08-02T11:13:39.904314431</dc:date>
    <meta:editing-duration>PT7M51S</meta:editing-duration>
    <meta:editing-cycles>1</meta:editing-cycles>
    <meta:document-statistic meta:table-count="1" meta:cell-count="78" meta:object-count="0"/>
    <meta:generator>LibreOffice/6.4.7.2$Linux_X86_64 LibreOffice_project/40$Build-2</meta:generator>
  </office:meta>
</office:document-meta>
</file>